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295cm"/>
    </style:style>
    <style:style style:name="Tabela1.B" style:family="table-column">
      <style:table-column-properties style:column-width="15.70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Heading_20_2">
      <style:text-properties officeooo:paragraph-rsid="000722cc"/>
    </style:style>
    <style:style style:name="P4" style:family="paragraph" style:parent-style-name="Text_20_body">
      <style:text-properties officeooo:paragraph-rsid="000722cc"/>
    </style:style>
    <style:style style:name="P5" style:family="paragraph" style:parent-style-name="Text_20_body" style:list-style-name="L2">
      <style:text-properties officeooo:paragraph-rsid="000722cc"/>
    </style:style>
    <style:style style:name="P6" style:family="paragraph" style:parent-style-name="Text_20_body" style:list-style-name="L2">
      <style:text-properties style:font-name="Adwaita Mono" officeooo:paragraph-rsid="000722cc"/>
    </style:style>
    <style:style style:name="P7" style:family="paragraph" style:parent-style-name="Text_20_body">
      <style:text-properties style:font-name="Adwaita Mono" officeooo:paragraph-rsid="000722cc"/>
    </style:style>
    <style:style style:name="T1" style:family="text">
      <style:text-properties style:font-name="Adwaita Mono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🧩 OBJETIVO</text:h>
      <text:p text:style-name="Text_20_body">Ter uma estrutura que:</text:p>
      <text:list text:style-name="L1">
        <text:list-item>
          <text:p text:style-name="P1"><text:span text:style-name="Strong_20_Emphasis">Armazene dados de clientes e contatos locais</text:span> (base interna);</text:p>
        </text:list-item>
        <text:list-item>
          <text:p text:style-name="P1"><text:span text:style-name="Strong_20_Emphasis">Registre sincronizações com a Dinamize (log + status)</text:span>;</text:p>
        </text:list-item>
        <text:list-item>
          <text:p text:style-name="P1"><text:span text:style-name="Strong_20_Emphasis">Controle tokens e autenticação</text:span>;</text:p>
        </text:list-item>
        <text:list-item>
          <text:p text:style-name="P1"><text:span text:style-name="Strong_20_Emphasis">Implemente filas de integração e reprocessamento automático</text:span>.</text:p>
        </text:list-item>
      </text:list>
      <text:p text:style-name="Horizontal_20_Line"/>
      <text:h text:style-name="Heading_20_2" text:outline-level="2">🏗️ MODELO CONCEITUAL (visão geral)</text:h>
      <text:p text:style-name="Preformatted_20_Text"><text:span text:style-name="Source_20_Text">┌──────────────────────┐</text:span></text:p>
      <text:p text:style-name="Preformatted_20_Text"><text:span text:style-name="Source_20_Text">│ <text:s text:c="5"/>customers <text:s text:c="6"/>│◄─────┐</text:span></text:p>
      <text:p text:style-name="Preformatted_20_Text"><text:span text:style-name="Source_20_Text">└──────────────────────┘ <text:s text:c="5"/>│</text:span></text:p>
      <text:p text:style-name="Preformatted_20_Text"><text:span text:style-name="Source_20_Text"><text:s text:c="30"/>│ <text:s/>(dados locais)</text:span></text:p>
      <text:p text:style-name="Preformatted_20_Text"><text:span text:style-name="Source_20_Text">┌──────────────────────┐ <text:s text:c="5"/>│</text:span></text:p>
      <text:p text:style-name="Preformatted_20_Text"><text:span text:style-name="Source_20_Text">│ <text:s text:c="2"/>crm_contacts <text:s text:c="6"/>│──────┘</text:span></text:p>
      <text:p text:style-name="Preformatted_20_Text"><text:span text:style-name="Source_20_Text">└──────────────────────┘</text:span></text:p>
      <text:p text:style-name="Preformatted_20_Text"><text:span text:style-name="Source_20_Text"><text:s text:c="7"/>│ <text:s/>1:N</text:span></text:p>
      <text:p text:style-name="Preformatted_20_Text"><text:span text:style-name="Source_20_Text"><text:s text:c="7"/>▼</text:span></text:p>
      <text:p text:style-name="Preformatted_20_Text"><text:span text:style-name="Source_20_Text">┌──────────────────────┐</text:span></text:p>
      <text:p text:style-name="Preformatted_20_Text"><text:span text:style-name="Source_20_Text">│ crm_sync_queue <text:s text:c="6"/>│ <text:s/>← fila de integração</text:span></text:p>
      <text:p text:style-name="Preformatted_20_Text"><text:span text:style-name="Source_20_Text">└──────────────────────┘</text:span></text:p>
      <text:p text:style-name="Preformatted_20_Text"><text:span text:style-name="Source_20_Text"><text:s text:c="7"/>│ 1:N</text:span></text:p>
      <text:p text:style-name="Preformatted_20_Text"><text:span text:style-name="Source_20_Text"><text:s text:c="7"/>▼</text:span></text:p>
      <text:p text:style-name="Preformatted_20_Text"><text:span text:style-name="Source_20_Text">┌──────────────────────┐</text:span></text:p>
      <text:p text:style-name="Preformatted_20_Text"><text:span text:style-name="Source_20_Text">│ crm_sync_logs <text:s text:c="7"/>│ <text:s/>← histórico completo</text:span></text:p>
      <text:p text:style-name="Preformatted_20_Text"><text:span text:style-name="Source_20_Text">└──────────────────────┘</text:span></text:p>
      <text:p text:style-name="Preformatted_20_Text"/>
      <text:p text:style-name="Preformatted_20_Text"><text:span text:style-name="Source_20_Text">┌──────────────────────┐</text:span></text:p>
      <text:p text:style-name="Preformatted_20_Text"><text:span text:style-name="Source_20_Text">│ crm_auth_tokens <text:s text:c="5"/>│ <text:s/>← controle do token Dinamize</text:span></text:p>
      <text:p text:style-name="P2"><text:span text:style-name="Source_20_Text">└──────────────────────┘</text:span></text:p>
      <text:p text:style-name="Horizontal_20_Line"/>
      <text:h text:style-name="P3" text:outline-level="2"><text:span text:style-name="T1">🕒 Sobre o uso de UTC no banco</text:span></text:h>
      <text:p text:style-name="P4"><text:span text:style-name="T1">✅ </text:span><text:span text:style-name="Strong_20_Emphasis"><text:span text:style-name="T1">Padrão ideal</text:span></text:span><text:span text:style-name="T1">:</text:span></text:p>
      <text:list text:style-name="L2">
        <text:list-item>
          <text:p text:style-name="P5"><text:span text:style-name="T1">No banco: armazenar tudo em </text:span><text:span text:style-name="Strong_20_Emphasis"><text:span text:style-name="T1">UTC</text:span></text:span><text:span text:style-name="T1"> (</text:span><text:span text:style-name="Source_20_Text"><text:span text:style-name="T1">TIMESTAMP WITH TIME ZONE</text:span></text:span><text:span text:style-name="T1"> ou normalizando manualmente).</text:span></text:p>
        </text:list-item>
        <text:list-item>
          <text:p text:style-name="P5"><text:span text:style-name="T1">No backend (Node.js): aplicar o </text:span><text:span text:style-name="Strong_20_Emphasis"><text:span text:style-name="T1">timezone da aplicação</text:span></text:span><text:span text:style-name="T1"> (</text:span><text:span text:style-name="Source_20_Text"><text:span text:style-name="T1">America/Sao_Paulo</text:span></text:span><text:span text:style-name="T1"> ou conforme usuário).</text:span></text:p>
        </text:list-item>
        <text:list-item>
          <text:p text:style-name="P6">Exibir datas ajustadas no frontend.</text:p>
        </text:list-item>
      </text:list>
      <text:p text:style-name="P7">📌 Isso evita ambiguidade de horário em integrações (ex: Dinamize → CRM → ERP).</text:p>
      <text:p text:style-name="Horizontal_20_Line"/>
      <text:h text:style-name="P3" text:outline-level="2"><text:soft-page-break/>💾 Estrutura SQL em PostgreSQL</text:h>
      <text:h text:style-name="Heading_20_3" text:outline-level="3">1️⃣ <text:span text:style-name="Strong_20_Emphasis">Tabela de clientes / contatos locais</text:span></text:h>
      <text:p text:style-name="Preformatted_20_Text"><text:span text:style-name="Source_20_Text">CREATE TABLE customers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name VARCHAR(150) NOT NULL,</text:span></text:p>
      <text:p text:style-name="Preformatted_20_Text"><text:span text:style-name="Source_20_Text"><text:s text:c="4"/>email VARCHAR(150) UNIQUE NOT NULL,</text:span></text:p>
      <text:p text:style-name="Preformatted_20_Text"><text:span text:style-name="Source_20_Text"><text:s text:c="4"/>phone VARCHAR(20),</text:span></text:p>
      <text:p text:style-name="Preformatted_20_Text"><text:span text:style-name="Source_20_Text"><text:s text:c="4"/>city VARCHAR(100),</text:span></text:p>
      <text:p text:style-name="Preformatted_20_Text"><text:span text:style-name="Source_20_Text"><text:s text:c="4"/>state VARCHAR(50),</text:span></text:p>
      <text:p text:style-name="Preformatted_20_Text"><text:span text:style-name="Source_20_Text"><text:s text:c="4"/>created_at TIMESTAMP DEFAULT NOW(),</text:span></text:p>
      <text:p text:style-name="Preformatted_20_Text"><text:span text:style-name="Source_20_Text"><text:s text:c="4"/>updated_at TIMESTAMP DEFAULT NOW()</text:span></text:p>
      <text:p text:style-name="P2"><text:span text:style-name="Source_20_Text">);</text:span></text:p>
      <text:p text:style-name="Horizontal_20_Line"/>
      <text:h text:style-name="Heading_20_3" text:outline-level="3">2️⃣ <text:span text:style-name="Strong_20_Emphasis">Contatos vinculados à Dinamize (mapeamento local x remoto)</text:span></text:h>
      <text:p text:style-name="Preformatted_20_Text"><text:span text:style-name="Source_20_Text">CREATE TABLE crm_contacts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customer_id INTEGER REFERENCES customers(id) ON DELETE CASCADE,</text:span></text:p>
      <text:p text:style-name="Preformatted_20_Text"><text:span text:style-name="Source_20_Text"><text:s text:c="4"/>dinamize_contact_id VARCHAR(50), -- ID retornado pela API Dinamize</text:span></text:p>
      <text:p text:style-name="Preformatted_20_Text"><text:span text:style-name="Source_20_Text"><text:s text:c="4"/>list_id VARCHAR(50), <text:s text:c="12"/>-- ID da lista de contatos na Dinamize</text:span></text:p>
      <text:p text:style-name="Preformatted_20_Text"><text:span text:style-name="Source_20_Text"><text:s text:c="4"/>status VARCHAR(30) DEFAULT 'pending', <text:s/>-- pending | synced | error</text:span></text:p>
      <text:p text:style-name="Preformatted_20_Text"><text:span text:style-name="Source_20_Text"><text:s text:c="4"/>last_sync TIMESTAMP,</text:span></text:p>
      <text:p text:style-name="Preformatted_20_Text"><text:span text:style-name="Source_20_Text"><text:s text:c="4"/>UNIQUE (customer_id, list_id)</text:span></text:p>
      <text:p text:style-name="P2"><text:span text:style-name="Source_20_Text">);</text:span></text:p>
      <text:p text:style-name="Horizontal_20_Line"/>
      <text:h text:style-name="Heading_20_3" text:outline-level="3">3️⃣ <text:span text:style-name="Strong_20_Emphasis">Fila de sincronização</text:span></text:h>
      <text:p text:style-name="Text_20_body">Essa tabela registra <text:span text:style-name="Strong_20_Emphasis">operações pendentes</text:span> (inserir, atualizar, remover) a serem enviadas para a Dinamize.</text:p>
      <text:p text:style-name="Preformatted_20_Text"><text:span text:style-name="Source_20_Text">CREATE TABLE crm_sync_queue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crm_contact_id INTEGER REFERENCES crm_contacts(id) ON DELETE CASCADE,</text:span></text:p>
      <text:p text:style-name="Preformatted_20_Text"><text:span text:style-name="Source_20_Text"><text:s text:c="4"/>operation VARCHAR(20) NOT NULL, <text:s text:c="6"/>-- create | update | delete</text:span></text:p>
      <text:p text:style-name="Preformatted_20_Text"><text:span text:style-name="Source_20_Text"><text:s text:c="4"/>payload JSONB NOT NULL, <text:s text:c="14"/>-- dados a serem enviados</text:span></text:p>
      <text:p text:style-name="Preformatted_20_Text"><text:span text:style-name="Source_20_Text"><text:s text:c="4"/>attempt_count INTEGER DEFAULT 0,</text:span></text:p>
      <text:p text:style-name="Preformatted_20_Text"><text:span text:style-name="Source_20_Text"><text:s text:c="4"/>status VARCHAR(20) DEFAULT 'queued', <text:s/>-- queued | processing | success | failed</text:span></text:p>
      <text:p text:style-name="Preformatted_20_Text"><text:span text:style-name="Source_20_Text"><text:s text:c="4"/>last_attempt TIMESTAMP,</text:span></text:p>
      <text:p text:style-name="Preformatted_20_Text"><text:span text:style-name="Source_20_Text"><text:s text:c="4"/>created_at TIMESTAMP DEFAULT NOW()</text:span></text:p>
      <text:p text:style-name="P2"><text:span text:style-name="Source_20_Text">);</text:span></text:p>
      <text:p text:style-name="Horizontal_20_Line"/>
      <text:h text:style-name="Heading_20_3" text:outline-level="3">4️⃣ <text:span text:style-name="Strong_20_Emphasis">Logs de sincronização</text:span></text:h>
      <text:p text:style-name="Text_20_body">Guarda o resultado de cada tentativa de envio (útil para depuração e auditoria).</text:p>
      <text:p text:style-name="Preformatted_20_Text"><text:span text:style-name="Source_20_Text">CREATE TABLE crm_sync_logs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queue_id INTEGER REFERENCES crm_sync_queue(id) ON DELETE CASCADE,</text:span></text:p>
      <text:p text:style-name="Preformatted_20_Text"><text:span text:style-name="Source_20_Text"><text:s text:c="4"/>response_code VARCHAR(20),</text:span></text:p>
      <text:p text:style-name="Preformatted_20_Text"><text:span text:style-name="Source_20_Text"><text:s text:c="4"/>response_detail TEXT,</text:span></text:p>
      <text:p text:style-name="Preformatted_20_Text"><text:span text:style-name="Source_20_Text"><text:s text:c="4"/>response_body JSONB,</text:span></text:p>
      <text:p text:style-name="Preformatted_20_Text"><text:soft-page-break/><text:span text:style-name="Source_20_Text"><text:s text:c="4"/>created_at TIMESTAMP DEFAULT NOW()</text:span></text:p>
      <text:p text:style-name="P2"><text:span text:style-name="Source_20_Text">);</text:span></text:p>
      <text:p text:style-name="Horizontal_20_Line"/>
      <text:h text:style-name="Heading_20_3" text:outline-level="3">5️⃣ <text:span text:style-name="Strong_20_Emphasis">Tokens de autenticação Dinamize</text:span></text:h>
      <text:p text:style-name="Preformatted_20_Text"><text:span text:style-name="Source_20_Text">CREATE TABLE crm_auth_tokens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auth_token TEXT NOT NULL,</text:span></text:p>
      <text:p text:style-name="Preformatted_20_Text"><text:span text:style-name="Source_20_Text"><text:s text:c="4"/>obtained_at TIMESTAMP DEFAULT NOW(),</text:span></text:p>
      <text:p text:style-name="Preformatted_20_Text"><text:span text:style-name="Source_20_Text"><text:s text:c="4"/>expires_at TIMESTAMP, <text:s/>-- opcional (pode ser 1h após obtido)</text:span></text:p>
      <text:p text:style-name="Preformatted_20_Text"><text:span text:style-name="Source_20_Text"><text:s text:c="4"/>active BOOLEAN DEFAULT TRUE</text:span></text:p>
      <text:p text:style-name="P2"><text:span text:style-name="Source_20_Text">);</text:span></text:p>
      <text:p text:style-name="Quotations">⚙️ Seu sistema pode verificar se existe um token ativo e válido antes de chamar <text:span text:style-name="Source_20_Text">/auth</text:span>.<text:line-break/>Caso não haja, faz a autenticação e insere um novo registro nessa tabela.</text:p>
      <text:p text:style-name="Horizontal_20_Line"/>
      <text:h text:style-name="Heading_20_2" text:outline-level="2">⚙️ Fluxo operacional sugerido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Etapa</text:p>
            </table:table-cell>
            <table:table-cell table:style-name="Tabela1.A1" office:value-type="string">
              <text:p text:style-name="Table_20_Heading">Ação</text:p>
            </table:table-cell>
          </table:table-row>
        </table:table-header-rows>
        <table:table-row>
          <table:table-cell table:style-name="Tabela1.A1" office:value-type="string">
            <text:p text:style-name="Table_20_Contents">📝 1.</text:p>
          </table:table-cell>
          <table:table-cell table:style-name="Tabela1.A1" office:value-type="string">
            <text:p text:style-name="Table_20_Contents">Novo cliente cadastrado → cria registro em <text:span text:style-name="Source_20_Text">customers</text:span></text:p>
          </table:table-cell>
        </table:table-row>
        <table:table-row>
          <table:table-cell table:style-name="Tabela1.A1" office:value-type="string">
            <text:p text:style-name="Table_20_Contents">🔄 2.</text:p>
          </table:table-cell>
          <table:table-cell table:style-name="Tabela1.A1" office:value-type="string">
            <text:p text:style-name="Table_20_Contents">Gera entrada em <text:span text:style-name="Source_20_Text">crm_contacts</text:span> e insere tarefa em <text:span text:style-name="Source_20_Text">crm_sync_queue</text:span></text:p>
          </table:table-cell>
        </table:table-row>
        <table:table-row>
          <table:table-cell table:style-name="Tabela1.A1" office:value-type="string">
            <text:p text:style-name="Table_20_Contents">📤 3.</text:p>
          </table:table-cell>
          <table:table-cell table:style-name="Tabela1.A1" office:value-type="string">
            <text:p text:style-name="Table_20_Contents">Serviço Node.js lê <text:span text:style-name="Source_20_Text">crm_sync_queue</text:span> e envia para API Dinamize</text:p>
          </table:table-cell>
        </table:table-row>
        <table:table-row>
          <table:table-cell table:style-name="Tabela1.A1" office:value-type="string">
            <text:p text:style-name="Table_20_Contents">🧾 4.</text:p>
          </table:table-cell>
          <table:table-cell table:style-name="Tabela1.A1" office:value-type="string">
            <text:p text:style-name="Table_20_Contents">Registra o resultado em <text:span text:style-name="Source_20_Text">crm_sync_logs</text:span></text:p>
          </table:table-cell>
        </table:table-row>
        <table:table-row>
          <table:table-cell table:style-name="Tabela1.A1" office:value-type="string">
            <text:p text:style-name="Table_20_Contents">✅ 5.</text:p>
          </table:table-cell>
          <table:table-cell table:style-name="Tabela1.A1" office:value-type="string">
            <text:p text:style-name="Table_20_Contents">Atualiza <text:span text:style-name="Source_20_Text">crm_contacts.status</text:span> = <text:span text:style-name="Source_20_Text">synced</text:span> se sucesso</text:p>
          </table:table-cell>
        </table:table-row>
        <table:table-row>
          <table:table-cell table:style-name="Tabela1.A1" office:value-type="string">
            <text:p text:style-name="Table_20_Contents">⚠️ 6.</text:p>
          </table:table-cell>
          <table:table-cell table:style-name="Tabela1.A1" office:value-type="string">
            <text:p text:style-name="Table_20_Contents">Em caso de erro, incrementa <text:span text:style-name="Source_20_Text">attempt_count</text:span> e deixa <text:span text:style-name="Source_20_Text">status='failed'</text:span> para retry posterior</text:p>
          </table:table-cell>
        </table:table-row>
      </table:table>
      <text:p text:style-name="Horizontal_20_Line"/>
      <text:h text:style-name="Heading_20_2" text:outline-level="2">🧠 Benefícios dessa estrutura</text:h>
      <text:p text:style-name="Text_20_body">✅ Suporta <text:span text:style-name="Strong_20_Emphasis">resiliência e reprocessamento</text:span> (sem perder dados).<text:line-break/>✅ Facilita <text:span text:style-name="Strong_20_Emphasis">monitoramento e auditoria</text:span> via logs.<text:line-break/>✅ Possibilita <text:span text:style-name="Strong_20_Emphasis">fila distribuída</text:span> (usando um worker ou cron).<text:line-break/>✅ Evita chamadas duplicadas à API Dinamize.<text:line-break/>✅ Permite expansão para <text:span text:style-name="Strong_20_Emphasis">outros CRMs</text:span> (basta trocar o conector)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8:44:35.596420725</meta:creation-date>
    <dc:date>2025-11-04T17:05:02.774864058</dc:date>
    <meta:editing-duration>PT5H20M44S</meta:editing-duration>
    <meta:editing-cycles>4</meta:editing-cycles>
    <meta:generator>LibreOffice/25.2.6.2$Linux_X86_64 LibreOffice_project/520$Build-2</meta:generator>
    <meta:document-statistic meta:table-count="1" meta:image-count="0" meta:object-count="0" meta:page-count="3" meta:paragraph-count="103" meta:word-count="545" meta:character-count="3996" meta:non-whitespace-character-count="3280"/>
  </office:meta>
</office:document-meta>
</file>